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18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-hilos-16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41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377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38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405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347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27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18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15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222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 x 1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0016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30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867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00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389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148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32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055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059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07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 x 5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0.1404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750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945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8187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8792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810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883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734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935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769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1000 x 1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.1707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7039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9511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8771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7511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82027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82736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8297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8436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1.8745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2000 x 2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.0214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5.28706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5.0044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5.3786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5.32400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5.2252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6.8686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6.05668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6.29863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6.50326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3000 x 3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47.1272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3.4931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7.4007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9.2715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8.5749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29.2309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1.3005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0.57839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1.52354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0.84545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4000 x 4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132.40886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9.25950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8.52449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4.6378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00.7512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8.61726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00.9561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300.04235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9.2486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6.9223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5000 x 5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296.2965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44.83538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46.4563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55.24575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48.74773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45.6804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44.5575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45.5621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43.7631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46.4402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ultiplicando matrices de 6000 x 6000</text:p>
          </table:table-cell>
          <table:table-cell/>
        </table:table-row>
        <table:table-row table:style-name="ro1">
          <table:table-cell office:value-type="string" calcext:value-type="string">
            <text:p>Tiempo de ejecución</text:p>
          </table:table-cell>
          <table:table-cell office:value-type="string" calcext:value-type="string">
            <text:p><text:s/>643.459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30T08:08:56.312289464</dc:date>
    <meta:editing-duration>PT1M26S</meta:editing-duration>
    <meta:editing-cycles>1</meta:editing-cycles>
    <meta:document-statistic meta:table-count="1" meta:cell-count="240" meta:object-count="0"/>
    <meta:generator>LibreOffice/6.4.7.2$Linux_X86_64 LibreOffice_project/40$Build-2</meta:generator>
  </office:meta>
</office:document-meta>
</file>